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" svg:font-family="Times" style:font-family-generic="roman"/>
    <style:font-face style:name="Arial" svg:font-family="Arial, sans-serif" style:font-family-generic="swiss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699cm" fo:margin-left="0.393cm" table:align="left" style:writing-mode="lr-tb"/>
    </style:style>
    <style:style style:name="Table1.A" style:family="table-column">
      <style:table-column-properties style:column-width="19.69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9.699cm" fo:margin-left="0.369cm" table:align="left" style:writing-mode="lr-tb"/>
    </style:style>
    <style:style style:name="Table2.A" style:family="table-column">
      <style:table-column-properties style:column-width="19.69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9.715cm" fo:margin-left="0.369cm" table:align="left" style:writing-mode="lr-tb"/>
    </style:style>
    <style:style style:name="Table3.A" style:family="table-column">
      <style:table-column-properties style:column-width="19.71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9.651cm" fo:margin-left="0.393cm" table:align="left" style:writing-mode="lr-tb"/>
    </style:style>
    <style:style style:name="Table4.A" style:family="table-column">
      <style:table-column-properties style:column-width="19.6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fo:font-size="10pt" fo:font-weight="bold" style:font-size-asian="10pt" style:font-weight-asian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5pt" fo:font-weight="bold" style:font-size-asian="5pt" style:font-weight-asian="bold"/>
    </style:style>
    <style:style style:name="P4" style:family="paragraph" style:parent-style-name="Standard">
      <style:text-properties fo:font-size="5pt" style:font-size-asian="5pt"/>
    </style:style>
    <style:style style:name="P5" style:family="paragraph" style:parent-style-name="Standard">
      <style:text-properties fo:font-size="5pt" style:font-size-asian="5pt" style:font-size-complex="8pt"/>
    </style:style>
    <style:style style:name="P6" style:family="paragraph" style:parent-style-name="Standard">
      <style:text-properties fo:font-size="8pt" style:font-size-asian="8pt" style:font-size-complex="8pt"/>
    </style:style>
    <style:style style:name="P7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fo:font-size="8pt" style:font-size-asian="8pt" style:font-size-complex="8pt"/>
    </style:style>
    <style:style style:name="P9" style:family="paragraph" style:parent-style-name="Standard">
      <style:text-properties fo:font-size="8pt" fo:font-style="italic" style:font-size-asian="8pt" style:font-style-asian="italic" style:font-size-complex="8pt"/>
    </style:style>
    <style:style style:name="P10" style:family="paragraph" style:parent-style-name="Standard">
      <style:paragraph-properties fo:text-align="center" style:justify-single-word="false"/>
      <style:text-properties fo:font-size="8pt" fo:font-style="italic" style:font-size-asian="8pt" style:font-style-asian="italic" style:font-size-complex="8pt"/>
    </style:style>
    <style:style style:name="P11" style:family="paragraph" style:parent-style-name="Standard">
      <style:text-properties fo:font-size="3pt" style:font-size-asian="3pt" style:font-size-complex="8pt"/>
    </style:style>
    <style:style style:name="P12" style:family="paragraph" style:parent-style-name="Standard">
      <style:text-properties style:font-size-complex="8pt"/>
    </style:style>
    <style:style style:name="P13" style:family="paragraph" style:parent-style-name="Standard">
      <style:text-properties fo:font-size="1pt" style:font-size-asian="1pt"/>
    </style:style>
    <style:style style:name="P14" style:family="paragraph" style:parent-style-name="Standard">
      <style:paragraph-properties fo:margin-left="0.318cm" fo:margin-right="0cm" fo:text-indent="0cm" style:auto-text-indent="false"/>
      <style:text-properties fo:font-size="3pt" style:font-size-asian="3pt"/>
    </style:style>
    <style:style style:name="P15" style:family="paragraph" style:parent-style-name="Standard">
      <style:paragraph-properties fo:margin-left="0.318cm" fo:margin-right="0cm" fo:text-indent="0cm" style:auto-text-indent="false"/>
      <style:text-properties fo:font-size="3pt" style:font-size-asian="3pt" style:font-size-complex="8pt"/>
    </style:style>
    <style:style style:name="P16" style:family="paragraph" style:parent-style-name="Standard">
      <style:paragraph-properties fo:margin-left="0.318cm" fo:margin-right="0cm" fo:text-indent="0cm" style:auto-text-indent="false"/>
      <style:text-properties fo:font-size="8pt" style:font-size-asian="8pt"/>
    </style:style>
    <style:style style:name="P17" style:family="paragraph" style:parent-style-name="Standard">
      <style:paragraph-properties fo:margin-left="0.318cm" fo:margin-right="0cm" fo:text-align="center" style:justify-single-word="false" fo:text-indent="0cm" style:auto-text-indent="false"/>
      <style:text-properties fo:font-size="8pt" style:font-size-asian="8pt"/>
    </style:style>
    <style:style style:name="P18" style:family="paragraph" style:parent-style-name="Standard">
      <style:paragraph-properties fo:margin-left="0.318cm" fo:margin-right="0cm" fo:text-indent="0cm" style:auto-text-indent="false"/>
      <style:text-properties fo:font-size="8pt" style:font-size-asian="8pt" style:font-size-complex="8pt"/>
    </style:style>
    <style:style style:name="P19" style:family="paragraph" style:parent-style-name="Standard">
      <style:paragraph-properties fo:margin-left="0.318cm" fo:margin-right="0cm" fo:text-align="center" style:justify-single-word="false" fo:text-indent="0cm" style:auto-text-indent="false"/>
      <style:text-properties fo:font-size="8pt" style:font-size-asian="8pt" style:font-size-complex="8pt"/>
    </style:style>
    <style:style style:name="P20" style:family="paragraph" style:parent-style-name="Standard">
      <style:paragraph-properties fo:margin-left="0.318cm" fo:margin-right="0cm" fo:text-indent="0cm" style:auto-text-indent="false"/>
      <style:text-properties fo:font-size="8pt" fo:language="zxx" fo:country="none" style:font-size-asian="8pt" style:language-asian="zxx" style:country-asian="none" style:font-size-complex="8pt"/>
    </style:style>
    <style:style style:name="P21" style:family="paragraph" style:parent-style-name="Standard">
      <style:paragraph-properties fo:margin-left="0.318cm" fo:margin-right="0cm" fo:text-indent="0cm" style:auto-text-indent="false"/>
      <style:text-properties fo:font-size="8pt" fo:font-style="italic" style:font-size-asian="8pt" style:font-style-asian="italic" style:font-size-complex="8pt"/>
    </style:style>
    <style:style style:name="P22" style:family="paragraph" style:parent-style-name="Standard">
      <style:paragraph-properties fo:margin-left="0.318cm" fo:margin-right="0cm" fo:text-indent="0cm" style:auto-text-indent="false"/>
      <style:text-properties fo:font-size="4pt" style:font-size-asian="4pt" style:font-size-complex="8pt"/>
    </style:style>
    <style:style style:name="P23" style:family="paragraph" style:parent-style-name="Standard">
      <style:paragraph-properties fo:margin-left="0.318cm" fo:margin-right="0cm" fo:text-indent="0cm" style:auto-text-indent="false"/>
      <style:text-properties fo:font-size="6pt" style:font-size-asian="6pt" style:font-size-complex="8pt"/>
    </style:style>
    <style:style style:name="P24" style:family="paragraph" style:parent-style-name="Standard" style:master-page-name="Standard">
      <style:paragraph-properties style:page-number="auto"/>
    </style:style>
    <style:style style:name="P25" style:family="paragraph" style:parent-style-name="Standard">
      <style:text-properties fo:font-size="8pt" style:font-size-asian="8pt"/>
    </style:style>
    <style:style style:name="P26" style:family="paragraph" style:parent-style-name="Standard" style:list-style-name="WW8Num2">
      <style:text-properties fo:font-size="8pt" style:font-size-asian="8pt"/>
    </style:style>
    <style:style style:name="P27" style:family="paragraph" style:parent-style-name="Standard">
      <style:text-properties fo:font-size="8pt" style:font-size-asian="8pt" style:font-size-complex="8pt"/>
    </style:style>
    <style:style style:name="P28" style:family="paragraph" style:parent-style-name="Standard" style:list-style-name="WW8Num2">
      <style:text-properties fo:font-size="8pt" style:font-size-asian="8pt" style:font-size-complex="8pt"/>
    </style:style>
    <style:style style:name="P29" style:family="paragraph" style:parent-style-name="Standard">
      <style:paragraph-properties fo:text-align="center" style:justify-single-word="false"/>
      <style:text-properties fo:font-size="8pt" style:font-size-asian="8pt"/>
    </style:style>
    <style:style style:name="P30" style:family="paragraph" style:parent-style-name="Standard">
      <style:text-properties fo:font-size="3pt" style:font-size-asian="3pt"/>
    </style:style>
    <style:style style:name="P31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/>
    </style:style>
    <style:style style:name="P32" style:family="paragraph" style:parent-style-name="Standard">
      <style:paragraph-properties fo:margin-left="0.318cm" fo:margin-right="0cm" fo:text-indent="0cm" style:auto-text-indent="false"/>
      <style:text-properties fo:font-size="8pt" fo:font-style="italic" style:font-size-asian="8pt" style:font-style-asian="italic" style:font-size-complex="8pt"/>
    </style:style>
    <style:style style:name="P33" style:family="paragraph" style:parent-style-name="Standard">
      <style:paragraph-properties fo:margin-left="0.318cm" fo:margin-right="0cm" fo:text-indent="0cm" style:auto-text-indent="false"/>
      <style:text-properties fo:font-size="4pt" style:text-underline-style="solid" style:text-underline-type="double" style:text-underline-width="auto" style:text-underline-color="font-color" style:font-size-asian="4pt" style:font-size-complex="8pt"/>
    </style:style>
    <style:style style:name="P34" style:family="paragraph" style:parent-style-name="Standard">
      <style:paragraph-properties fo:margin-left="1.759cm" fo:margin-right="0.002cm" fo:text-indent="-1.106cm" style:auto-text-indent="false">
        <style:tab-stops/>
      </style:paragraph-properties>
      <style:text-properties fo:font-size="3pt" style:font-size-asian="3pt" style:font-size-complex="8pt"/>
    </style:style>
    <style:style style:name="T1" style:family="text">
      <style:text-properties fo:font-style="italic" style:font-style-asian="italic"/>
    </style:style>
    <style:style style:name="T2" style:family="text">
      <style:text-properties fo:font-size="8pt" style:font-size-asian="8pt"/>
    </style:style>
    <style:style style:name="T3" style:family="text">
      <style:text-properties fo:font-size="7pt" style:font-size-asian="7pt"/>
    </style:style>
    <style:style style:name="T4" style:family="text">
      <style:text-properties style:font-name="Times" fo:language="en" fo:country="US" fo:font-weight="normal" style:font-name-asian="Arial" style:font-weight-asian="normal" style:font-name-complex="Arial" style:font-weight-complex="normal"/>
    </style:style>
    <style:style style:name="T5" style:family="text">
      <style:text-properties fo:font-size="10pt" fo:font-weight="bold" style:font-size-asian="10pt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02cm" fo:border="none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PART ‘A’ – CERTIFICATION BY CENTRAL EXCISE OFFICE</text:p>
            <text:p text:style-name="P3"/>
            <text:list xml:id="list1906260529" text:style-name="WW8Num2">
              <text:list-item>
                <text:p text:style-name="P26">Certified that duty has been paid by debit entry in the Personal Ledger Account No.__________________________________________________________ and / or </text:p>
              </text:list-item>
            </text:list>
            <text:p text:style-name="P14"/>
            <text:p text:style-name="P16">CENVAT Account Entry No.____________________________________ or recorded as payable in Daily Stock Account, on the goods described overleaf.</text:p>
            <text:p text:style-name="P17"/>
            <text:p text:style-name="P19">OR</text:p>
            <text:p text:style-name="P18">Certified that the owner has entered into Bond No <text:span text:style-name="T6"><text:placeholder text:placeholder-type="text">&lt;o.bond_no or '        '&gt;</text:placeholder></text:span> DT <text:s/><text:span text:style-name="T6"><text:placeholder text:placeholder-type="text">&lt;get_date(o.bond_date) or '           '&gt;</text:placeholder></text:span> <text:s text:c="2"/>___________________________________________under Rule 19 of Central Excise </text:p>
            <text:p text:style-name="P15"/>
            <text:p text:style-name="P18">(No.2) Rules, 2001 with the ______________________________________________________[F.No._____________________________________]. Duly accepted by the </text:p>
            <text:p text:style-name="P34"/>
            <text:p text:style-name="P18">Assistant Commissioner/Deputy Commissioner of Central Excise__________________________________ on ________________________________________(Date).</text:p>
            <text:p text:style-name="P33"/>
            <text:list xml:id="list1640968663" text:continue-numbering="true" text:style-name="WW8Num2">
              <text:list-item>
                <text:p text:style-name="P28">Certified that I have opened and examined the packages No._____________________________________________ and found that the particulars stated and the </text:p>
              </text:list-item>
            </text:list>
            <text:p text:style-name="P15"/>
            <text:p text:style-name="P18">description of goods given overleaf and the packing list (if any) are correct and that all the packages have been stuffed in the container No_____________________________ </text:p>
            <text:p text:style-name="P15"/>
            <text:p text:style-name="P18">with Marks and the same has been sealed with Central Excise Seal/One Time Seal (OTS) No._______________________________________</text:p>
            <text:p text:style-name="P22"/>
            <text:list xml:id="list1588823972" text:continue-numbering="true" text:style-name="WW8Num2">
              <text:list-item>
                <text:p text:style-name="P28">I have verified with the records, the exporter is only availing the export incentives as specified in box No.6 and found it to be true.</text:p>
              </text:list-item>
            </text:list>
            <text:p text:style-name="P14"/>
            <text:p text:style-name="P14"/>
            <text:list xml:id="list1161748001" text:continue-numbering="true" text:style-name="WW8Num2">
              <text:list-item>
                <text:p text:style-name="P28">Certified that I have drawn three representative samples from the consignment (wherever necessary) and have handed over two sets thereof duly sealed to the exporter / </text:p>
              </text:list-item>
            </text:list>
            <text:p text:style-name="P14"/>
            <text:p text:style-name="P18">his authorized representative.</text:p>
            <text:p text:style-name="P18"/>
            <text:p text:style-name="P18">Place <text:s/>: TUTICORIN</text:p>
            <text:p text:style-name="P23"/>
            <text:p text:style-name="P18">Date <text:s text:c="2"/>: <text:s/><text:span text:style-name="T4"><text:placeholder text:placeholder-type="text">&lt;get_date(o.invoice_no_id.date_invoice) or ''&gt;</text:placeholder></text:span></text:p>
            <text:p text:style-name="P20"><draw:frame draw:style-name="fr1" draw:name="Frame1" text:anchor-type="char" svg:x="10.164cm" svg:y="0.044cm" svg:width="9.07cm" svg:height="0.826cm" draw:z-index="3"><draw:text-box><text:p text:style-name="P7"><text:span text:style-name="T1">Signature </text:span>(Name in Block Letters)</text:p><text:p text:style-name="P10"><text:s text:c="54"/>Inspector of Central Excise</text:p></draw:text-box></draw:frame></text:p>
            <text:p text:style-name="P20"/>
            <text:p text:style-name="P21">Signature</text:p>
            <text:p text:style-name="P18"><text:span text:style-name="T1">(</text:span>Name in Block Letters) <text:span text:style-name="T1">Superintendent of Central Excise</text:span></text:p>
            <text:p text:style-name="P21"/>
            <text:p text:style-name="P21"/>
          </table:table-cell>
        </table:table-row>
      </table:table>
      <text:p text:style-name="Standard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">PART ‘B’ – CERTIFICATION BY THE CUSTOMS OFFICER</text:p>
            <text:p text:style-name="P12"><text:span text:style-name="T2">Certified that the consignment was shipped under my supervision under Shipping Bill No.________________________________ dated ______________________ by </text:span><text:span text:style-name="T3">S.S / </text:span></text:p>
            <text:p text:style-name="P11"/>
            <text:p text:style-name="P6">Flight No. _____________________ which left on the _________________ day of _______________ (Month) ________________ (Year)</text:p>
            <text:p text:style-name="P5"/>
            <text:p text:style-name="P8">OR</text:p>
            <text:p text:style-name="P6"/>
            <text:p text:style-name="P6">Certified that the above mentioned consignment was stuffed in Container No. __________________________________________________________ belonging to shipping </text:p>
            <text:p text:style-name="P11"/>
            <text:p text:style-name="P6">Line_______________________ based on the “Let Export Order” given on ________________ day of _________________* (Month) ________________ (Year) on the </text:p>
            <text:p text:style-name="P11"/>
            <text:p text:style-name="P6">Shipping Bill No _____________________________ dated _____________________________ and sealed by seal / one time lock No. _______________________ in my </text:p>
            <text:p text:style-name="P11"/>
            <text:p text:style-name="P6">supervision and the container was handed over to the Custodian M/s. _________________________ for being shipped <text:span text:style-name="T1">via</text:span> ___________________________ (Name of the Port)</text:p>
            <text:p text:style-name="P6"/>
            <text:p text:style-name="P8">OR</text:p>
            <text:p text:style-name="P6"/>
            <text:p text:style-name="P6">Certified that the above mentioned consignment has been duly identified and has passed the land frontier today at ___________________________________ in its original </text:p>
            <text:p text:style-name="P11"/>
            <text:p text:style-name="P6">condition under Bill of Exports No. ________________________________ Place _______________________________ Date ____________________________________</text:p>
            <text:p text:style-name="P6"/>
            <text:p text:style-name="P6"/>
            <text:p text:style-name="P6"><draw:frame draw:style-name="fr1" draw:name="Frame2" text:anchor-type="char" svg:x="5.412cm" svg:y="-0.012cm" svg:width="7.165cm" svg:height="0.79cm" draw:z-index="0"><draw:text-box><text:p text:style-name="P6"><text:span text:style-name="T1">Signature </text:span>(Name and designation for the Customs officer in Block Letters) (SEAL)</text:p></draw:text-box></draw:frame>Place ________________</text:p>
            <text:p text:style-name="P6"/>
            <text:p text:style-name="P6">Date ________________</text:p>
            <text:p text:style-name="P6"/>
            <text:p text:style-name="P8"/>
          </table:table-cell>
        </table:table-row>
      </table:table>
      <text:p text:style-name="Standard"/>
      <text:p text:style-name="P4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2">PART ‘C’ – EXPORT BY POST</text:p>
            <text:p text:style-name="P1"/>
            <text:p text:style-name="P6">Certified that the consignment described overleaf has been dispatched by foreign post to _____________________ on ________________________ day of _____________ 200 .</text:p>
            <text:p text:style-name="P6"/>
            <text:p text:style-name="P6"/>
            <text:p text:style-name="P6"/>
            <text:p text:style-name="P6"/>
            <text:p text:style-name="P6"/>
            <text:p text:style-name="P6"><draw:frame draw:style-name="fr1" draw:name="Frame3" text:anchor-type="char" svg:x="5.412cm" svg:y="-0.012cm" svg:width="7.165cm" svg:height="1.311cm" draw:z-index="1"><draw:text-box><text:p text:style-name="P9">Signature of Post Master </text:p><text:p text:style-name="P9"/><text:p text:style-name="P6">(SEAL)</text:p></draw:text-box></draw:frame>Place ________________</text:p>
            <text:p text:style-name="P6"/>
            <text:p text:style-name="P6">Date ________________</text:p>
            <text:p text:style-name="P6"/>
            <text:p text:style-name="P6"/>
          </table:table-cell>
        </table:table-row>
      </table:table>
      <text:p text:style-name="Standard"/>
      <text:p text:style-name="P13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">PART ‘D’ – REBATE SANCTION ORDER</text:p>
            <text:p text:style-name="P29">(On Original, Duplicate and Triplicate)</text:p>
            <text:p text:style-name="Standard"/>
            <text:p text:style-name="Standard"><text:s text:c="4"/><text:span text:style-name="T2">Refund order No. ________________________ dated ____________________ Rebate of Rs. ___________________________________________ (Rupees </text:span></text:p>
            <text:p text:style-name="P30"/>
            <text:p text:style-name="P25">_________________________________________________) sanctioned <text:span text:style-name="T1">vide</text:span> Cheque No. _____________________________ dated _______________________________</text:p>
            <text:p text:style-name="P25"/>
            <text:p text:style-name="P6"/>
            <text:p text:style-name="P6"/>
            <text:p text:style-name="P6"><draw:frame draw:style-name="fr1" draw:name="Frame4" text:anchor-type="char" svg:x="5.419cm" svg:y="0.263cm" svg:width="10.961cm" svg:height="1.311cm" draw:z-index="2"><draw:text-box><text:p text:style-name="P9"/><text:p text:style-name="P6">Assistant / Deputy Commissioner / Maritime Commissioner of Central Exise</text:p></draw:text-box></draw:frame>Place ________________</text:p>
            <text:p text:style-name="P6"/>
            <text:p text:style-name="P6">Date ________________</text:p>
            <text:p text:style-name="P6"/>
            <text:p text:style-name="P6"/>
            <text:p text:style-name="Standard"><text:span text:style-name="T2">*Strike out inapplicable portions</text:span></text:p>
            <text:p text:style-name="Standard"><text:span text:style-name="T2"/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" svg:font-family="Times" style:font-family-generic="roman"/>
    <style:font-face style:name="Arial" svg:font-family="Arial, sans-serif" style:font-family-generic="swiss"/>
    <style:font-face style:name="Mangal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ucida Sans Unicode" svg:font-family="'Lucida Sans Unicode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/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="100%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WW8Num2z0" style:family="text">
      <style:text-properties fo:font-size="8pt" style:font-size-asian="8pt" style:font-size-complex="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Default_20_Paragraph_20_Font" style:display-name="Default Paragraph Font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35.56cm" style:num-format="1" style:print-orientation="portrait" fo:margin-top="0.508cm" fo:margin-bottom="0.762cm" fo:margin-left="0.762cm" fo:margin-right="0.953cm" fo:background-color="#ffffff" style:writing-mode="lr-tb" style:layout-grid-color="#c0c0c0" style:layout-grid-lines="5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ART ‘A’ – CERTIFICATION BY ENTRAL EXCISE OFFICE</dc:title>
    <meta:initial-creator>Compaq</meta:initial-creator>
    <meta:creation-date>2011-01-25T15:20:00</meta:creation-date>
    <dc:date>2017-02-16T18:09:00</dc:date>
    <meta:print-date>2017-02-16T15:29:18</meta:print-date>
    <meta:editing-cycles>76</meta:editing-cycles>
    <meta:editing-duration>PT10H19M23S</meta:editing-duration>
    <dc:creator>dev129 </dc:creator>
    <meta:generator>LibreOffice/3.5$Linux_x86 LibreOffice_project/350m1$Build-2</meta:generator>
    <meta:printed-by>dev129 </meta:printed-by>
    <meta:document-statistic meta:table-count="4" meta:image-count="0" meta:object-count="0" meta:page-count="1" meta:paragraph-count="47" meta:word-count="476" meta:character-count="4023" meta:non-whitespace-character-count="3503"/>
    <meta:user-defined meta:name="Info 1"/>
    <meta:user-defined meta:name="Info 2"/>
    <meta:user-defined meta:name="Info 3"/>
    <meta:user-defined meta:name="Info 4"/>
  </office:meta>
</office:document-meta>
</file>